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VENERATION OF THE LORD (29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VOICE OF THE LORD (29:3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VOICE OF THE LORD (29:3-9):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sound of his voice (29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strength of his voice (29:4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trength of his voice (29:4-9)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splits the cedars of Lebanon (29:4-5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shakes the mountains and the desert (29:6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t strips the forests bare (29:9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VOICE OF THE LORD (29:3-9):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sound of his voice (29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strength of his voice (29:4-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29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VENERATION OF THE LORD (29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VOICE OF THE LORD (29:3-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VICTORY OF THE LORD (29:10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VICTORY OF THE LORD (29:10-11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Lord reigns over the floodwaters (29:10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 gives his people strength and peace (29:1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9<text:s text:c="1"/></text:span><text:span text:style-name="a528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VENERATION OF THE LORD (29:1-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VOICE OF THE LORD (29:3-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VICTORY OF THE LORD (29:10-11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9 </dc:title>
    <meta:initial-creator>David STRICKLAND</meta:initial-creator>
    <dc:creator>David STRICKLAND</dc:creator>
    <meta:creation-date>2020-02-22T19:32:37Z</meta:creation-date>
    <dc:date>2020-02-22T19:32:37Z</dc:date>
    <meta:template xlink:href="BibleStudy" xlink:type="simple"/>
    <meta:editing-cycles>1</meta:editing-cycles>
    <meta:editing-duration>PT0S</meta:editing-duration>
    <meta:document-statistic meta:paragraph-count="24" meta:word-count="191"/>
  </office:meta>
</office:document-meta>
</file>